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 svg:font-family="Arial" style:font-family-generic="roman" style:font-pitch="variable"/>
    <style:font-face style:name="Proxima Nova" svg:font-family="'Proxima Nova'"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roxima Nova1" svg:font-family="'Proxima Nova'" style:font-family-generic="system" style:font-pitch="variable"/>
  </office:font-face-decls>
  <office:automatic-styles>
    <style:style style:name="P1" style:family="paragraph" style:parent-style-name="Standard">
      <style:paragraph-properties fo:margin-top="0.139in" fo:margin-bottom="0in" fo:line-height="130%"/>
      <style:text-properties fo:color="#353744" style:font-name="Proxima Nova" style:font-name-asian="Proxima Nova1" style:font-name-complex="Proxima Nova1"/>
    </style:style>
    <style:style style:name="P2" style:family="paragraph" style:parent-style-name="Standard">
      <style:paragraph-properties fo:margin-top="0.139in" fo:margin-bottom="0in" fo:line-height="130%"/>
    </style:style>
    <style:style style:name="P3" style:family="paragraph" style:parent-style-name="Title" style:master-page-name="Standard">
      <style:paragraph-properties fo:margin-top="0.222in" fo:margin-bottom="0in" fo:line-height="100%" fo:text-align="center" style:justify-single-word="false" fo:keep-together="auto" style:page-number="auto" fo:keep-with-next="auto"/>
    </style:style>
    <style:style style:name="P4" style:family="paragraph" style:parent-style-name="Heading_20_1">
      <style:paragraph-properties fo:margin-top="0.3335in" fo:margin-bottom="0in" fo:line-height="100%" fo:keep-together="auto" fo:keep-with-next="auto"/>
    </style:style>
    <style:style style:name="P5" style:family="paragraph" style:parent-style-name="Subtitle">
      <style:paragraph-properties fo:margin-top="0in" fo:margin-bottom="0in" fo:line-height="100%" fo:text-align="center" style:justify-single-word="false" fo:keep-together="auto" fo:keep-with-next="auto"/>
    </style:style>
    <style:style style:name="T1" style:family="text">
      <style:text-properties fo:color="#353744" style:font-name="Proxima Nova" style:font-name-asian="Proxima Nova1" style:font-name-complex="Proxima Nova1"/>
    </style:style>
    <style:style style:name="T2" style:family="text">
      <style:text-properties fo:color="#353744" style:font-name="Proxima Nova" fo:font-size="36pt" style:font-name-asian="Proxima Nova1" style:font-size-asian="36pt" style:font-name-complex="Proxima Nova1" style:font-size-complex="36pt"/>
    </style:style>
    <style:style style:name="T3" style:family="text">
      <style:text-properties fo:color="#353744" style:font-name="Proxima Nova" fo:font-size="14pt" fo:font-weight="bold" style:font-name-asian="Proxima Nova1" style:font-size-asian="14pt" style:font-weight-asian="bold" style:font-name-complex="Proxima Nova1" style:font-size-complex="14pt"/>
    </style:style>
    <style:style style:name="T4" style:family="text">
      <style:text-properties style:font-name="Proxima Nova" style:font-name-asian="Proxima Nova1" style:font-name-complex="Proxima Nova1"/>
    </style:style>
    <style:style style:name="T5" style:family="text">
      <style:text-properties style:font-name="Proxima Nova" fo:font-size="14pt" fo:font-weight="bold" style:font-name-asian="Proxima Nova1" style:font-size-asian="14pt" style:font-weight-asian="bold" style:font-name-complex="Proxima Nova1" style:font-size-complex="14pt"/>
    </style:style>
    <style:style style:name="T6" style:family="text">
      <style:text-properties style:text-position="super 58%" style:font-name="Proxima Nova" fo:font-size="14pt" fo:font-weight="bold" style:font-name-asian="Proxima Nova1" style:font-size-asian="14pt" style:font-weight-asian="bold" style:font-name-complex="Proxima Nova1"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5x0d5h95i329"/><text:span text:style-name="T2">Design Document Template</text:span></text:p>
      <text:p text:style-name="P5"><text:span text:style-name="T5">February 2</text:span><text:span text:style-name="T6">th </text:span><text:span text:style-name="T5">2023</text:span></text:p>
      <text:p text:style-name="P1"/>
      <text:h text:style-name="P4" text:outline-level="1"><text:bookmark text:name="_14mpx6a8znb7"/><text:span text:style-name="T3">OBJECTIVE</text:span></text:h>
      <text:p text:style-name="P2"><text:span text:style-name="T1">Adding a 30 second preview of each track to the Results section of the search.</text:span></text:p>
      <text:h text:style-name="P4" text:outline-level="1"><text:bookmark text:name="_oymnw3nlvwib"/><text:span text:style-name="T3">BACKGROUND </text:span></text:h>
      <text:p text:style-name="P2"><text:span text:style-name="T1">Currently, Jamming supports the ability to create a new playlist, add searched tracks to it and save it to Spotify. However sometimes without hearing the actual track it can be difficult to decide if its the right one we want to add. This is why adding a 30sec preview of each searched track is important.</text:span></text:p>
      <text:h text:style-name="P4" text:outline-level="1"><text:bookmark text:name="_c5rpsdy8g2ak"/><text:span text:style-name="T3">TECHNICAL DESIGN</text:span></text:h>
      <text:p text:style-name="P2"><text:span text:style-name="T1"/></text:p>
      <text:h text:style-name="P4" text:outline-level="1"><text:bookmark text:name="_vnwnofiiu4qy"/><text:span text:style-name="T3">CAVEATS</text:span></text:h>
      <text:p text:style-name="P2"><text:span text:style-name="T1">This section is used to lay out alternative solutions and their respective drawbacks, as well as potential drawbacks to the proposed solution above. This is used to make it clear why the technical implementation detailed previously was chosen instead of alternatives. It additionally allows stakeholders or other developers to consider those drawbacks and choose one of the alternate sol</text:span><text:span text:style-name="T4">utions if they prefer it. This may occur if they feel the benefits or drawbacks of that solution are more desirable than the current solution, or if they can identify other benefits and drawbacks not currently lis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 svg:font-family="Arial" style:font-family-generic="roman" style:font-pitch="variable"/>
    <style:font-face style:name="Proxima Nova" svg:font-family="'Proxima Nova'"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roxima Nova1" svg:font-family="'Proxima Nov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9" meta:word-count="176" meta:character-count="1071"/>
    <dc:date>2023-02-02T12:47:09</dc:date>
    <dc:creator>Joonas Kemppainen</dc:creator>
    <meta:generator>OpenOffice/4.1.13$Win32 OpenOffice.org_project/4113m1$Build-9810</meta:generator>
  </office:meta>
</office:document-meta>
</file>